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156ef4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56ef4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rsid="00156edf" officeooo:paragraph-rsid="00156ef4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6552b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db41" officeooo:paragraph-rsid="0016552b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6552b" officeooo:paragraph-rsid="0016552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56edf" officeooo:paragraph-rsid="00156ef4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f9a3" officeooo:paragraph-rsid="0017f9a3" style:font-name-asian="Times New Roman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912af" officeooo:paragraph-rsid="001912af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7f9a3" officeooo:paragraph-rsid="0017f9a3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caf0e" officeooo:paragraph-rsid="001caf0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56ef4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156ef4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6ef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6ef4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56ef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41f835" officeooo:paragraph-rsid="00156ef4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6ef4" style:font-size-asian="18pt" style:font-weight-asian="bold" style:font-name-complex="Times New Roman1" style:font-size-complex="18pt"/>
    </style:style>
    <style:style style:name="P19" style:family="paragraph" style:parent-style-name="Standard">
      <style:text-properties style:font-name="Times New Roman" fo:font-size="18pt" fo:font-weight="bold" officeooo:paragraph-rsid="00156ef4" style:font-size-asian="18pt" style:font-weight-asian="bold" style:font-name-complex="Times New Roman1" style:font-size-complex="18pt"/>
    </style:style>
    <style:style style:name="P20" style:family="paragraph" style:parent-style-name="Standard">
      <style:paragraph-properties fo:text-align="center" style:justify-single-word="false"/>
      <style:text-properties officeooo:paragraph-rsid="00156ef4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156ef4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156ef4"/>
    </style:style>
    <style:style style:name="P2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56ef4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56ef4" style:font-name-asian="Times New Roman1" style:font-size-asian="14pt" style:font-name-complex="Times New Roman1" style:font-size-complex="14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56ef4" style:font-size-asian="14pt" style:font-name-complex="Times New Roman1" style:font-size-complex="14pt"/>
    </style:style>
    <style:style style:name="P26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6552b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7f9a3" officeooo:paragraph-rsid="0017f9a3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7f9a3" officeooo:paragraph-rsid="0017f9a3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d3f52" officeooo:paragraph-rsid="001d3f52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d3f52" officeooo:paragraph-rsid="001d3f52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ospace" fo:font-size="14pt" fo:font-weight="normal" officeooo:rsid="0017f9a3" officeooo:paragraph-rsid="0017f9a3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officeooo:paragraph-rsid="001d3f52"/>
    </style:style>
    <style:style style:name="P33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officeooo:paragraph-rsid="001f2d5b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20e362"/>
    </style:style>
    <style:style style:name="P35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officeooo:rsid="001f2d5b" officeooo:paragraph-rsid="001f2d5b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405d20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officeooo:rsid="0041f835" fo:background-color="transparent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font-weight="normal" officeooo:rsid="001d3f52" style:font-name-asian="Times New Roman1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1f2d5b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20e362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Liberation Serif" fo:font-size="14pt" fo:font-weight="normal" officeooo:rsid="0020e362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officeooo:rsid="00405d20"/>
    </style:style>
    <style:style style:name="T15" style:family="text">
      <style:text-properties fo:color="#54ff54" fo:font-weight="bold" fo:background-color="#ffffff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fo:color="#5454ff" fo:font-weight="bold" fo:background-color="#ffffff" loext:char-shading-value="0"/>
    </style:style>
    <style:style style:name="T18" style:family="text">
      <style:text-properties officeooo:rsid="001f2d5b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f2d5b" style:font-size-asian="14pt" style:font-size-complex="14pt"/>
    </style:style>
    <style:style style:name="T21" style:family="text">
      <style:text-properties fo:font-size="14pt" fo:font-style="italic" style:font-size-asian="14pt" style:font-size-complex="14pt"/>
    </style:style>
    <style:style style:name="T22" style:family="text">
      <style:text-properties fo:font-size="14pt" fo:font-style="italic" officeooo:rsid="001f2d5b" style:font-size-asian="14pt" style:font-size-complex="14pt"/>
    </style:style>
    <style:style style:name="T23" style:family="text">
      <style:text-properties officeooo:rsid="0020270f"/>
    </style:style>
    <style:style style:name="T24" style:family="text">
      <style:text-properties officeooo:rsid="0020e362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20e362"/>
    </style:style>
    <style:style style:name="T27" style:family="text">
      <style:text-properties style:font-name="Liberation Serif" fo:font-size="14pt" style:font-size-asian="14pt" style:font-size-complex="14pt"/>
    </style:style>
    <style:style style:name="T28" style:family="text">
      <style:text-properties style:font-name="Liberation Serif" fo:font-size="14pt" officeooo:rsid="0020e362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13">(Национальный Исследовательский Университет)</text:p>
      <text:p text:style-name="P13">Факультет информационных технологий и прикладной математики</text:p>
      <text:p text:style-name="P13">Кафедра вычислительной математики и программирования</text:p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1">Лабораторная работ</text:span><text:span text:style-name="T2">а</text:span><text:span text:style-name="T1"> №</text:span><text:span text:style-name="T3">4</text:span><text:span text:style-name="T1"> по курсу</text:span><text:span text:style-name="T4"> </text:span></text:p>
      <text:p text:style-name="P14">«Операционные системы»</text:p>
      <text:p text:style-name="P16"/>
      <text:p text:style-name="P17">Отображение файлов в память</text:p>
      <text:p text:style-name="P19"/>
      <text:p text:style-name="P18"/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3"/>
      <text:p text:style-name="P21"/>
      <text:p text:style-name="P21"/>
      <text:p text:style-name="P24"/>
      <text:p text:style-name="P21"/>
      <text:p text:style-name="P12"><text:span text:style-name="T5">Студент: </text:span><text:span text:style-name="T6">Симонов <text:s/>Сергей Яковлевич</text:span></text:p>
      <text:p text:style-name="P22"><text:span text:style-name="T5">Группа: М80 – 20</text:span><text:span text:style-name="T8">6</text:span><text:span text:style-name="T5">Б-18</text:span></text:p>
      <text:p text:style-name="P22"><text:span text:style-name="T5">Вариант: </text:span><text:span text:style-name="T9">16</text:span></text:p>
      <text:p text:style-name="P12"><text:span text:style-name="T5">Преподаватель: </text:span>Миронов Евгений Сергееви<text:span text:style-name="T14">ч</text:span></text:p>
      <text:p text:style-name="P1">Оценка: ___________</text:p>
      <text:p text:style-name="P1">Дата: ___________</text:p>
      <text:p text:style-name="P12"><text:span text:style-name="T7">Подпись</text:span><text:span text:style-name="T5">: ___________</text:span></text:p>
      <text:p text:style-name="P2"/>
      <text:p text:style-name="P3">Москва, 2019</text:p>
      <text:p text:style-name="P5"><text:soft-page-break/>Содержание</text:p>
      <text:list xml:id="list3587113859" text:style-name="L1">
        <text:list-item>
          <text:p text:style-name="P26">Постановка задачи</text:p>
        </text:list-item>
        <text:list-item>
          <text:p text:style-name="P26">Общие сведения о программе</text:p>
        </text:list-item>
        <text:list-item>
          <text:p text:style-name="P26">Общий метод и алгоритм решения</text:p>
        </text:list-item>
        <text:list-item>
          <text:p text:style-name="P26">Основные файлы программы</text:p>
        </text:list-item>
        <text:list-item>
          <text:p text:style-name="P26">Демонстрация работы программы</text:p>
        </text:list-item>
        <text:list-item>
          <text:p text:style-name="P26">Вывод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Постановка задачи</text:p>
      <text:p text:style-name="P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происходит черех системные сигналы\события\или через отображаемые файлы.</text:p>
      <text:p text:style-name="P9">Вариант 16: На вход программе подается команда интерп<text:span text:style-name="T23">ре</text:span>татора команд и имя файла. Программа должна перенаправить стандартный ввод команды с этого файла и вывести результат команды в стандартный выходной поток. Использование операций write и printf запрещено.</text:p>
      <text:p text:style-name="P7"/>
      <text:p text:style-name="P8">Общие сведения о программе</text:p>
      <text:p text:style-name="P8"/>
      <text:p text:style-name="P29">Программа состоит из одного файла main.c.</text:p>
      <text:p text:style-name="P29">В программе используются следующие заголовочные файлы: #include &lt;ctype.h&gt;,#include &lt;errno.h&gt;,#include &lt;fcntl.h&gt;,#include &lt;malloc.h&gt;,#include &lt;semaphore.h&gt;,#include &lt;signal.h&gt;,#include &lt;stdio.h&gt;,#include &lt;stdlib.h&gt;,#include &lt;string.h&gt;,#include &lt;sys/mman.h&gt;,#include &lt;sys/stat.h&gt;,#include &lt;sys/types.h&gt;,#include &lt;sys/wait.h&gt;,#include &lt;unistd.h&gt;</text:p>
      <text:p text:style-name="P29">Используются следующие системные вызовы.</text:p>
      <text:list xml:id="list3417947282" text:style-name="L2">
        <text:list-item>
          <text:p text:style-name="P30">shm_open() – <text:span text:style-name="T18">используется для выделения разделяемой памяти.</text:span></text:p>
        </text:list-item>
        <text:list-item>
          <text:p text:style-name="P32"><text:span text:style-name="T11">f</text:span><text:span text:style-name="T10">truncate – </text:span><text:span text:style-name="T19">устанавливают длину обычного файла с именем </text:span><text:span text:style-name="T21">path</text:span><text:span text:style-name="T19"> или файловым дескриптором </text:span><text:span text:style-name="T21">fd</text:span><text:span text:style-name="T19"> в </text:span><text:span text:style-name="T21">length</text:span><text:span text:style-name="T19"> байт.</text:span></text:p>
        </text:list-item>
        <text:list-item>
          <text:p text:style-name="P32"><text:span text:style-name="T20">m</text:span><text:span text:style-name="T19">map – <text:s/></text:span><text:span text:style-name="T20">позволяет выполнить отбражение файла или устройства в память.</text:span></text:p>
        </text:list-item>
        <text:list-item>
          <text:p text:style-name="P35"><text:span text:style-name="T19">fork – создает дочерний процесс.</text:span></text:p>
        </text:list-item>
        <text:list-item>
          <text:p text:style-name="P33"><text:span text:style-name="T20">execlp – </text:span><text:span text:style-name="T19">дублируют действия оболочки, относящиеся к поиску исполняемого файла, если указанное имя файла не содержит символ черты</text:span><text:span text:style-name="T20">.</text:span></text:p>
        </text:list-item>
        <text:list-item>
          <text:p text:style-name="P33"><text:span text:style-name="T20">waitpid – приостанавливает выполнение текущего процесса до тех пор, пока дочерний процесс не завершится, или до появления сигнала, который либо завершает текущий процесс, либо требует вызвать функцию-обработчик.</text:span></text:p>
        </text:list-item>
        <text:list-item>
          <text:p text:style-name="P33"><text:span text:style-name="T20">munmap – отражает </text:span><text:span text:style-name="T22">length</text:span><text:span text:style-name="T20"> байтов, начиная со смещения </text:span><text:span text:style-name="T22">offset </text:span><text:span text:style-name="T20">файла (или другого объекта), определенного файловым описателем </text:span><text:span text:style-name="T22">fd</text:span><text:span text:style-name="T20">, в память, начиная с адреса </text:span><text:span text:style-name="T22">start</text:span><text:span text:style-name="T20">.</text:span></text:p>
        </text:list-item>
      </text:list>
      <text:p text:style-name="P8"/>
      <text:p text:style-name="P8">Общий метод и алгоритм решения</text:p>
      <text:p text:style-name="P8"/>
      <text:p text:style-name="P10"><text:span text:style-name="T24">C</text:span>обственно, цель программы вызвать с помощью exec* некую программу и перенаправить ввод с указанного файла. <text:span text:style-name="T24">Отличие от второй лабораторной лишь в том, что нужно использовать mmap для отображения виртуальной памяти.</text:span></text:p>
      <text:p text:style-name="P34"><text:span text:style-name="T12">Логично создавать для вызова exec отдельный процесс,</text:span><text:span text:style-name="T13"> </text:span><text:span text:style-name="T27">так как эта функция является системным вызовом и замещает собой породивший её </text:span><text:span text:style-name="T28">процесс.</text:span></text:p>
      <text:p text:style-name="P8"><text:soft-page-break/></text:p>
      <text:p text:style-name="P8">Основные файлы программы</text:p>
      <text:p text:style-name="P8"/>
      <text:p text:style-name="P11">main.c</text:p>
      <text:p text:style-name="P11"/>
      <text:p text:style-name="P10">#include &lt;ctype.h&gt;</text:p>
      <text:p text:style-name="P10">#include &lt;errno.h&gt;</text:p>
      <text:p text:style-name="P10">#include &lt;fcntl.h&gt;</text:p>
      <text:p text:style-name="P10">#include &lt;malloc.h&gt;</text:p>
      <text:p text:style-name="P10">#include &lt;semaphore.h&gt;</text:p>
      <text:p text:style-name="P10">#include &lt;signal.h&gt;</text:p>
      <text:p text:style-name="P10">#include &lt;stdio.h&gt;</text:p>
      <text:p text:style-name="P10">#include &lt;stdlib.h&gt;</text:p>
      <text:p text:style-name="P10">#include &lt;string.h&gt;</text:p>
      <text:p text:style-name="P10">#include &lt;sys/mman.h&gt;</text:p>
      <text:p text:style-name="P10">#include &lt;sys/stat.h&gt;</text:p>
      <text:p text:style-name="P10">#include &lt;sys/types.h&gt;</text:p>
      <text:p text:style-name="P10">#include &lt;sys/wait.h&gt;</text:p>
      <text:p text:style-name="P10">#include &lt;unistd.h&gt;</text:p>
      <text:p text:style-name="P10"/>
      <text:p text:style-name="P10">const int ARG_MAX = 2097152 + 1;</text:p>
      <text:p text:style-name="P10"/>
      <text:p text:style-name="P10">int main()</text:p>
      <text:p text:style-name="P10">{</text:p>
      <text:p text:style-name="P10"><text:s text:c="4"/>pid_t pid;</text:p>
      <text:p text:style-name="P10"><text:s text:c="4"/>int rv, fd;</text:p>
      <text:p text:style-name="P10"><text:s text:c="4"/>char* memory;</text:p>
      <text:p text:style-name="P10"><text:s text:c="4"/>// создаем разделяемую память</text:p>
      <text:p text:style-name="P10"><text:s text:c="4"/>if ((fd = shm_open("shared_file", O_RDWR | O_CREAT | O_TRUNC, S_IRUSR | S_IWUSR)) == -1) {</text:p>
      <text:p text:style-name="P10"><text:s text:c="8"/>perror("shm::open_fail");</text:p>
      <text:p text:style-name="P10"><text:s text:c="8"/>exit(-1);</text:p>
      <text:p text:style-name="P10"><text:s text:c="4"/>}</text:p>
      <text:p text:style-name="P10"/>
      <text:p text:style-name="P10"><text:s text:c="4"/>// задаем ей нужный размер</text:p>
      <text:p text:style-name="P10"><text:s text:c="4"/>if (ftruncate(fd, ARG_MAX * 2) == -1) {</text:p>
      <text:p text:style-name="P10"><text:s text:c="8"/>perror("trucate::fail");</text:p>
      <text:p text:style-name="P10"><text:s text:c="8"/>exit(-1);</text:p>
      <text:p text:style-name="P10"><text:s text:c="4"/>}</text:p>
      <text:p text:style-name="P10"/>
      <text:p text:style-name="P10"><text:s text:c="4"/>memory = mmap(NULL, ARG_MAX * 2, PROT_READ | PROT_WRITE, MAP_SHARED, fd, 0); // отображаем на вирт. память</text:p>
      <text:p text:style-name="P10"/>
      <text:p text:style-name="P10"><text:s text:c="4"/>if (memory == MAP_FAILED) {</text:p>
      <text:p text:style-name="P10"><text:s text:c="8"/>perror("mmap::mapping_fail");</text:p>
      <text:p text:style-name="P10"><text:soft-page-break/><text:s text:c="8"/>fprintf(stderr, "%p", memory);</text:p>
      <text:p text:style-name="P10"><text:s text:c="8"/>exit(-1);</text:p>
      <text:p text:style-name="P10"><text:s text:c="4"/>}</text:p>
      <text:p text:style-name="P10"><text:s text:c="4"/>close(fd);</text:p>
      <text:p text:style-name="P10"/>
      <text:p text:style-name="P10"><text:s text:c="4"/>char* command = memory;</text:p>
      <text:p text:style-name="P10"><text:s text:c="4"/>char* filename = memory + ARG_MAX;</text:p>
      <text:p text:style-name="P10"/>
      <text:p text:style-name="P10"><text:s text:c="4"/>*command = *filename = '\0';</text:p>
      <text:p text:style-name="P10"/>
      <text:p text:style-name="P10"><text:s text:c="4"/>switch (pid = fork()) {</text:p>
      <text:p text:style-name="P10"><text:s text:c="8"/>case -1: {</text:p>
      <text:p text:style-name="P10"><text:s text:c="12"/>perror("fork");</text:p>
      <text:p text:style-name="P10"><text:s text:c="12"/>exit(1);</text:p>
      <text:p text:style-name="P10"><text:s text:c="8"/>}</text:p>
      <text:p text:style-name="P10"/>
      <text:p text:style-name="P10"><text:s text:c="8"/>case 0: {</text:p>
      <text:p text:style-name="P10"><text:s text:c="12"/>// Потомок</text:p>
      <text:p text:style-name="P10"><text:s text:c="12"/>while (*command == '\0' || *filename == '\0')</text:p>
      <text:p text:style-name="P10"><text:s text:c="16"/>sleep(1);</text:p>
      <text:p text:style-name="P10"><text:s text:c="12"/>FILE* my = freopen(filename, "r", stdin);</text:p>
      <text:p text:style-name="P10"><text:s text:c="12"/>if (!my) {</text:p>
      <text:p text:style-name="P10"><text:s text:c="16"/>perror("File ERROR");</text:p>
      <text:p text:style-name="P10"><text:s text:c="16"/>exit(errno);</text:p>
      <text:p text:style-name="P10"><text:s text:c="12"/>}</text:p>
      <text:p text:style-name="P10"><text:s text:c="12"/>rv = execlp(command, command, NULL);</text:p>
      <text:p text:style-name="P10"><text:s text:c="12"/>if (rv)</text:p>
      <text:p text:style-name="P10"><text:s text:c="16"/>perror("Exec ERROR");</text:p>
      <text:p text:style-name="P10"><text:s text:c="12"/>fclose(my);</text:p>
      <text:p text:style-name="P10"><text:s text:c="12"/>_exit(rv);</text:p>
      <text:p text:style-name="P10"><text:s text:c="8"/>}</text:p>
      <text:p text:style-name="P10"/>
      <text:p text:style-name="P10"><text:s text:c="8"/>default: {</text:p>
      <text:p text:style-name="P10"><text:s text:c="12"/>//Родитель</text:p>
      <text:p text:style-name="P10"><text:s text:c="12"/>scanf("%s %s", command, filename);</text:p>
      <text:p text:style-name="P10"><text:s text:c="12"/>waitpid(pid, &amp;rv, 0);</text:p>
      <text:p text:style-name="P10"><text:s text:c="12"/>exit(WEXITSTATUS(rv));</text:p>
      <text:p text:style-name="P10"><text:s text:c="8"/>}</text:p>
      <text:p text:style-name="P10"><text:s text:c="4"/>}</text:p>
      <text:p text:style-name="P10"><text:s text:c="4"/>if (munmap(memory, ARG_MAX * 2)) {</text:p>
      <text:p text:style-name="P10"><text:s text:c="8"/>perror("munmap");</text:p>
      <text:p text:style-name="P10"><text:s text:c="8"/>exit(-1);</text:p>
      <text:p text:style-name="P10"><text:s text:c="4"/>}</text:p>
      <text:p text:style-name="P10">}</text:p>
      <text:p text:style-name="P8"/>
      <text:p text:style-name="P8"><text:soft-page-break/>Демонстрация работы программы</text:p>
      <text:p text:style-name="P8"/>
      <text:p text:style-name="P31"><text:span text:style-name="T15">sergey@sergey-RedmiBook-14</text:span><text:span text:style-name="T16">:</text:span><text:span text:style-name="T17">~/labs/OS/lab4/l4</text:span><text:span text:style-name="T16">$ gcc main.c -lrt -lpthread  </text:span><text:line-break/><text:span text:style-name="T15">sergey@sergey-RedmiBook-14</text:span><text:span text:style-name="T16">:</text:span><text:span text:style-name="T17">~/labs/OS/lab4/l4</text:span><text:span text:style-name="T16">$ ./a.out  </text:span><text:line-break/>wc file <text:line-break/>1  4 15<text:line-break/></text:p>
      <text:p text:style-name="P8">Вывод</text:p>
      <text:p text:style-name="P8"/>
      <text:p text:style-name="P29">В результате выаолнения данной лабораторной работы мной был изучен механизм отображения файлов в виртуальное адресное пространство. Были приобретены навыки отладки программ, имеющих больше одного процесса с помощью GDB. Также я научился синхранизировать работу процессов, используя семафо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5T14:53:24.457575300</dc:date>
    <meta:editing-duration>PT43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117" meta:word-count="610" meta:character-count="5151" meta:non-whitespace-character-count="4209"/>
  </office:meta>
</office:document-meta>
</file>